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26pt" style:text-underline-style="solid" style:text-underline-width="auto" style:text-underline-color="font-color" fo:font-weight="bold" officeooo:rsid="001f0f42" officeooo:paragraph-rsid="001f0f42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.787cm"/>
        </style:tab-stops>
      </style:paragraph-properties>
      <style:text-properties fo:font-size="18pt" fo:font-weight="normal" officeooo:rsid="001299cb" officeooo:paragraph-rsid="0016bc3d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8pt" fo:font-weight="normal" officeooo:rsid="001299cb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officeooo:paragraph-rsid="002182f7"/>
    </style:style>
    <style:style style:name="P5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officeooo:paragraph-rsid="0014a2d4"/>
    </style:style>
    <style:style style:name="P6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2pt" fo:font-weight="normal" officeooo:rsid="0014a2d4" officeooo:paragraph-rsid="0014a2d4" style:font-size-asian="12pt" style:font-weight-asian="normal" style:font-size-complex="12pt" style:font-weight-complex="normal"/>
    </style:style>
    <style:style style:name="T1" style:family="text">
      <style:text-properties officeooo:rsid="0014a2d4"/>
    </style:style>
    <style:style style:name="T2" style:family="text">
      <style:text-properties style:text-underline-style="solid" style:text-underline-width="auto" style:text-underline-color="font-color" fo:font-weight="bold" officeooo:rsid="001143c0" style:font-size-asian="18pt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143c0" style:font-size-asian="18pt"/>
    </style:style>
    <style:style style:name="T4" style:family="text">
      <style:text-properties style:text-underline-style="solid" style:text-underline-width="auto" style:text-underline-color="font-color" officeooo:rsid="0016bc3d" style:font-size-asian="18pt"/>
    </style:style>
    <style:style style:name="T5" style:family="text">
      <style:text-properties fo:font-size="12pt" fo:font-weight="normal" officeooo:rsid="0014a2d4" style:font-size-asian="12pt" style:font-weight-asian="normal" style:font-size-complex="12pt" style:font-weight-complex="normal"/>
    </style:style>
    <style:style style:name="T6" style:family="text">
      <style:text-properties officeooo:rsid="00169345"/>
    </style:style>
    <style:style style:name="T7" style:family="text">
      <style:text-properties officeooo:rsid="001a2ef3"/>
    </style:style>
    <style:style style:name="T8" style:family="text">
      <style:text-properties officeooo:rsid="001be8bf"/>
    </style:style>
    <style:style style:name="T9" style:family="text">
      <style:text-properties officeooo:rsid="001d8255"/>
    </style:style>
    <style:style style:name="T10" style:family="text">
      <style:text-properties officeooo:rsid="001ee7be"/>
    </style:style>
    <style:style style:name="T11" style:family="text">
      <style:text-properties officeooo:rsid="001f0f42"/>
    </style:style>
    <style:style style:name="T12" style:family="text">
      <style:text-properties officeooo:rsid="0021032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271d6"/>
    </style:style>
    <style:style style:name="T15" style:family="text">
      <style:text-properties officeooo:rsid="002455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4">CloudCart</text:span></text:span></text:p>
      <text:p text:style-name="P3"><text:span text:style-name="Strong_20_Emphasis"><text:span text:style-name="T3">Abstract:</text:span></text:span><text:span text:style-name="T2"> </text:span></text:p>
      <text:p text:style-name="P4">In this era of the internet, e-commerce is growing by leaps and bounds keeping the growth of brick-</text:p>
      <text:p text:style-name="P4">and-mortar businesses in the dust. In many cases, brick-and-mortar businesses are resorting to</text:p>
      <text:p text:style-name="P4">having a counterpart which is internet or e-commerce driven. But these interactions through home</text:p>
      <text:p text:style-name="P4">delivery and even normal shopping system are vulnerable during these COVID and Post COVID</text:p>
      <text:p text:style-name="P4">situations. This paper outlines different aspects of developing an e-commerce website that is</text:p>
      <text:p text:style-name="P4">capable of bringing a normal shopping system and the optimum solution to the challenges involved</text:p>
      <text:p text:style-name="P4">in making effective social distancing. The entire development process is primarily divided into two</text:p>
      <text:p text:style-name="P4">parts: the front-end development and the back end development. The back-end used here, ‘<text:span text:style-name="T15">Node.js’</text:span> is made to calculate the time used by clientele for every single service they need and provides him a</text:p>
      <text:p text:style-name="P4">suitable time slot. This effectively decreases the congestion in public places and make the clientele</text:p>
      <text:p text:style-name="P4">to spend a minimum time outside. The front-end bestows a user-friendly interface that the merchant</text:p>
      <text:p text:style-name="P4">could sell all their products and services on a single webpage so that customers could feel it is an</text:p>
      <text:p text:style-name="P4">assemblage of different online shops.</text:p>
      <text:p text:style-name="P5"><text:span text:style-name="Strong_20_Emphasis"><text:span text:style-name="T1">Group No: </text:span></text:span><text:span text:style-name="Strong_20_Emphasis"><text:span text:style-name="T5">15</text:span></text:span></text:p>
      <text:p text:style-name="P6"><text:span text:style-name="T13">Group Members:</text:span> <text:span text:style-name="T6">17<text:tab/><text:tab/></text:span>Anto P V</text:p>
      <text:p text:style-name="P6"><text:tab/> <text:s text:c="14"/>57<text:tab/>Vivek Mohan</text:p>
      <text:p text:style-name="P6"><text:tab/> <text:s text:c="14"/>58<text:tab/>V Yadhu krishna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13:46:05.058247118</meta:creation-date>
    <dc:date>2020-08-26T22:52:32.620800926</dc:date>
    <meta:editing-duration>PT59M40S</meta:editing-duration>
    <meta:editing-cycles>13</meta:editing-cycles>
    <meta:generator>LibreOffice/6.4.4.2$Linux_X86_64 LibreOffice_project/40$Build-2</meta:generator>
    <meta:document-statistic meta:table-count="0" meta:image-count="0" meta:object-count="0" meta:page-count="1" meta:paragraph-count="18" meta:word-count="206" meta:character-count="1323" meta:non-whitespace-character-count="1101"/>
  </office:meta>
</office:document-meta>
</file>